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f8a5" officeooo:paragraph-rsid="000cf8a5"/>
    </style:style>
    <style:style style:name="P2" style:family="paragraph" style:parent-style-name="Standard" style:list-style-name="L1">
      <style:text-properties officeooo:rsid="000cf8a5" officeooo:paragraph-rsid="000cf8a5"/>
    </style:style>
    <style:style style:name="P3" style:family="paragraph" style:parent-style-name="Standard" style:list-style-name="L2">
      <style:text-properties officeooo:rsid="000cf8a5" officeooo:paragraph-rsid="000cf8a5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cf8a5" officeooo:paragraph-rsid="000cf8a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0f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DELO DE CAIXAS</text:p>
      <text:p text:style-name="P1"/>
      <text:p text:style-name="P1"><text:span text:style-name="T1">Height</text:span> → Altura</text:p>
      <text:p text:style-name="P1"><text:span text:style-name="T1">Width</text:span> → Largura</text:p>
      <text:p text:style-name="P1"><text:span text:style-name="T1">Border</text:span> → Borda</text:p>
      <text:p text:style-name="P1"><text:span text:style-name="T1">Padding</text:span> → Espaço nos 4 lados</text:p>
      <text:p text:style-name="P1"><text:span text:style-name="T1">Margin</text:span> → Margem da borada para fora</text:p>
      <text:p text:style-name="P1"><text:span text:style-name="T1">Outline</text:span> → Contorno entre a Padding e a Margin</text:p>
      <text:p text:style-name="P1"/>
      <text:p text:style-name="P4">TIPOS DE CAIXAS</text:p>
      <text:p text:style-name="P1"><text:span text:style-name="T1">BOX-LEVEL </text:span>→ Caixa que sempre se inicia de uma linha abaixo do conteúdo e ocupa ao a widith no navegador</text:p>
      <text:list xml:id="list3825044260" text:style-name="L1">
        <text:list-item>
          <text:p text:style-name="P2">&lt;div&gt;</text:p>
        </text:list-item>
        <text:list-item>
          <text:p text:style-name="P2">&lt;h1&gt; ao &lt;h6&gt;</text:p>
        </text:list-item>
        <text:list-item>
          <text:p text:style-name="P2">&lt;p&gt;</text:p>
        </text:list-item>
        <text:list-item>
          <text:p text:style-name="P2">&lt;main&gt;</text:p>
        </text:list-item>
        <text:list-item>
          <text:p text:style-name="P2">&lt;header&gt;</text:p>
        </text:list-item>
        <text:list-item>
          <text:p text:style-name="P2">&lt;nav&gt;</text:p>
        </text:list-item>
        <text:list-item>
          <text:p text:style-name="P2">&lt;article&gt;</text:p>
        </text:list-item>
        <text:list-item>
          <text:p text:style-name="P2">&lt;aside&gt;</text:p>
        </text:list-item>
        <text:list-item>
          <text:p text:style-name="P2">&lt;footer&gt;</text:p>
        </text:list-item>
        <text:list-item>
          <text:p text:style-name="P2">&lt;form&gt;</text:p>
        </text:list-item>
        <text:list-item>
          <text:p text:style-name="P2">&lt;video&gt;</text:p>
        </text:list-item>
      </text:list>
      <text:p text:style-name="P1"/>
      <text:p text:style-name="P1"><text:span text:style-name="T1">INLINE-LEVEL </text:span>→ Cria uma caixa na mesma linha do conteúdo.</text:p>
      <text:list xml:id="list1398118654" text:style-name="L2">
        <text:list-item>
          <text:p text:style-name="P3">&lt;span&gt;</text:p>
        </text:list-item>
        <text:list-item>
          <text:p text:style-name="P3">&lt;<text:span text:style-name="T2">a</text:span>&gt;</text:p>
        </text:list-item>
        <text:list-item>
          <text:p text:style-name="P3">&lt;<text:span text:style-name="T2">code</text:span>&gt;</text:p>
        </text:list-item>
        <text:list-item>
          <text:p text:style-name="P3">&lt;<text:span text:style-name="T2">small</text:span>&gt;</text:p>
        </text:list-item>
        <text:list-item>
          <text:p text:style-name="P3">&lt;<text:span text:style-name="T2">strong</text:span>&gt;</text:p>
        </text:list-item>
        <text:list-item>
          <text:p text:style-name="P3">&lt;<text:span text:style-name="T2">em</text:span>&gt;</text:p>
        </text:list-item>
        <text:list-item>
          <text:p text:style-name="P3">&lt;<text:span text:style-name="T2">sup</text:span>&gt; - &lt;<text:span text:style-name="T2">sub</text:span>&gt;</text:p>
        </text:list-item>
        <text:list-item>
          <text:p text:style-name="P3">&lt;<text:span text:style-name="T2">label</text:span>&gt;</text:p>
        </text:list-item>
        <text:list-item>
          <text:p text:style-name="P3">&lt;<text:span text:style-name="T2">button</text:span>&gt;</text:p>
        </text:list-item>
        <text:list-item>
          <text:p text:style-name="P3">&lt;<text:span text:style-name="T2">input</text:span>&gt;</text:p>
        </text:list-item>
        <text:list-item>
          <text:p text:style-name="P3">&lt;<text:span text:style-name="T2">select</text:span>&gt;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7T11:21:08.323000000</meta:creation-date>
    <dc:date>2022-08-07T11:37:51.884000000</dc:date>
    <meta:editing-duration>PT4M3S</meta:editing-duration>
    <meta:editing-cycles>1</meta:editing-cycles>
    <meta:document-statistic meta:table-count="0" meta:image-count="0" meta:object-count="0" meta:page-count="1" meta:paragraph-count="32" meta:word-count="115" meta:character-count="518" meta:non-whitespace-character-count="457"/>
    <meta:generator>LibreOffice/7.1.8.1$Windows_X86_64 LibreOffice_project/e1f30c802c3269a1d052614453f260e49458c82c</meta:generator>
  </office:meta>
</office:document-meta>
</file>